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0.75cm" fo:min-width="2.499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1cm" fo:min-width="4.7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.938cm" fo:min-width="4.012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1.25cm" fo:min-width="5.2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3.25cm" fo:min-width="3.249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20" style:family="graphic" style:parent-style-name="objectwithoutfill">
      <style:graphic-properties svg:stroke-color="#333333" draw:fill="none" draw:fill-color="#000000" draw:textarea-vertical-align="middle" loext:decorative="false"/>
    </style:style>
    <style:style style:name="gr21" style:family="graphic" style:parent-style-name="objectwithoutfill">
      <style:graphic-properties svg:stroke-color="#333333" draw:fill="none" draw:fill-color="#666666" draw:textarea-vertical-align="middle" loext:decorative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1.696cm" fo:min-width="2.682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812cm" fo:min-width="4.4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a6" draw:textarea-horizontal-align="justify" draw:textarea-vertical-align="middle" draw:auto-grow-height="false" fo:min-height="1.144cm" fo:min-width="2.33cm" loext:decorative="false"/>
      <style:paragraph-properties style:writing-mode="lr-tb"/>
    </style:style>
    <style:style style:name="gr25" style:family="graphic" style:parent-style-name="standard">
      <style:graphic-properties draw:fill-color="#ffffa6" draw:textarea-horizontal-align="justify" draw:textarea-vertical-align="middle" draw:auto-grow-height="false" fo:min-height="1.872cm" fo:min-width="2.86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8" style:family="graphic" style:parent-style-name="objectwithoutfill">
      <style:graphic-properties draw:fill="none" draw:textarea-vertical-align="middle" loext:decorative="false"/>
    </style:style>
    <style:style style:name="gr29" style:family="graphic" style:parent-style-name="standard">
      <style:graphic-properties draw:fill-color="#666666" draw:textarea-horizontal-align="justify" draw:textarea-vertical-align="middle" draw:auto-grow-height="false" fo:min-height="1cm" fo:min-width="4.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1.466cm" fo:min-width="2.751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342cm" fo:min-width="2.506cm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1.164cm" fo:min-width="3.036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34" style:family="graphic" style:parent-style-name="standard">
      <style:graphic-properties draw:fill-color="#ffffa6" draw:textarea-horizontal-align="justify" draw:textarea-vertical-align="middle" draw:auto-grow-height="false" fo:min-height="0.979cm" fo:min-width="2.33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25cm" fo:min-width="3.25cm" loext:decorative="false"/>
      <style:paragraph-properties style:writing-mode="lr-tb"/>
    </style:style>
    <style:style style:name="gr3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8" style:family="graphic" style:parent-style-name="standard">
      <style:graphic-properties draw:fill-color="#666666" draw:textarea-horizontal-align="justify" draw:textarea-vertical-align="middle" draw:auto-grow-height="false" fo:min-height="0.95cm" fo:min-width="10.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 loext:decorative="false"/>
      <style:paragraph-properties style:writing-mode="lr-tb"/>
    </style:style>
    <style:style style:name="gr40" style:family="graphic" style:parent-style-name="standard">
      <style:graphic-properties draw:fill-color="#ffd8ce" draw:textarea-horizontal-align="justify" draw:textarea-vertical-align="middle" draw:auto-grow-height="false" fo:min-height="1.25cm" fo:min-width="8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 style:writing-mode="lr-tb"/>
    </style:style>
    <style:style style:name="P3" style:family="paragraph">
      <loext:graphic-properties draw:fill-color="#666666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 draw:fill-color="#666666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a6"/>
      <style:paragraph-properties fo:text-align="center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-color="#ffd8c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99cm" svg:height="1cm" svg:x="9.002cm" svg:y="1cm">
          <text:p text:style-name="P1">User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8.501cm" svg:y="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25cm" svg:height="1.25cm" svg:x="7.751cm" svg:y="8cm">
          <text:p text:style-name="P1">Web/App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251cm" svg:y1="2cm" svg:x2="10.251cm" svg:y2="5cm">
          <text:p/>
        </draw:line>
        <draw:line draw:style-name="gr5" draw:text-style-name="P4" draw:layer="layout" svg:x1="10.251cm" svg:y1="6cm" svg:x2="10.251cm" svg:y2="8cm">
          <text:p/>
        </draw:line>
        <draw:frame draw:style-name="gr6" draw:text-style-name="P5" draw:layer="layout" svg:width="2.75cm" svg:height="1.673cm" svg:x="11.001cm" svg:y="6.5cm">
          <draw:text-box>
            <text:p>verified</text:p>
          </draw:text-box>
        </draw:frame>
        <draw:custom-shape draw:style-name="gr7" draw:text-style-name="P3" draw:layer="layout" svg:width="5.5cm" svg:height="1.25cm" svg:x="8.251cm" svg:y="19.25cm">
          <text:p text:style-name="P1">Backend Serv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12cm" svg:height="1.188cm" svg:x="1.739cm" svg:y="25.562cm">
          <text:p text:style-name="P1">WebRTC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75cm" svg:height="1.5cm" svg:x="8.251cm" svg:y="25.5cm">
          <text:p text:style-name="P1">Instant meeting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749cm" svg:height="3.5cm" svg:x="10.502cm" svg:y="11.5cm">
          <text:p text:style-name="P1">API Services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.751cm" svg:y1="20.749cm" svg:x2="2.751cm" svg:y2="25.5cm">
          <text:p/>
        </draw:line>
        <draw:line draw:style-name="gr12" draw:text-style-name="P4" draw:layer="layout" svg:x1="10.501cm" svg:y1="20.25cm" svg:x2="10.501cm" svg:y2="25.5cm">
          <text:p/>
        </draw:line>
        <draw:line draw:style-name="gr13" draw:text-style-name="P4" draw:layer="layout" svg:x1="7.751cm" svg:y1="9.25cm" svg:x2="1.251cm" svg:y2="19cm">
          <text:p/>
        </draw:line>
        <draw:line draw:style-name="gr14" draw:text-style-name="P4" draw:layer="layout" svg:x1="2.501cm" svg:y1="19cm" svg:x2="8.501cm" svg:y2="9.5cm">
          <text:p/>
        </draw:line>
        <draw:line draw:style-name="gr15" draw:text-style-name="P4" draw:layer="layout" svg:x1="9.251cm" svg:y1="9.25cm" svg:x2="9.001cm" svg:y2="19.25cm">
          <text:p/>
        </draw:line>
        <draw:line draw:style-name="gr16" draw:text-style-name="P4" draw:layer="layout" svg:x1="10.001cm" svg:y1="19cm" svg:x2="10.001cm" svg:y2="9.5cm">
          <text:p/>
        </draw:line>
        <draw:line draw:style-name="gr17" draw:text-style-name="P4" draw:layer="layout" svg:x1="12.501cm" svg:y1="14.999cm" svg:x2="12.501cm" svg:y2="19.25cm">
          <text:p/>
        </draw:line>
        <draw:frame draw:style-name="gr18" draw:text-style-name="P5" draw:layer="layout" svg:width="4cm" svg:height="1.25cm" svg:x="5.751cm" svg:y="15cm">
          <draw:text-box>
            <text:p>Sync data</text:p>
          </draw:text-box>
        </draw:frame>
        <draw:frame draw:style-name="gr19" draw:text-style-name="P5" draw:layer="layout" svg:width="2.623cm" svg:height="1.25cm" svg:x="12.628cm" svg:y="16.5cm">
          <draw:text-box>
            <text:p>assist</text:p>
          </draw:text-box>
        </draw:frame>
        <draw:line draw:style-name="gr20" draw:text-style-name="P6" draw:layer="layout" svg:x1="17.251cm" svg:y1="20.5cm" svg:x2="17.251cm" svg:y2="25.25cm">
          <text:p/>
        </draw:line>
        <draw:line draw:style-name="gr21" draw:text-style-name="P7" draw:layer="layout" svg:x1="17.751cm" svg:y1="20.5cm" svg:x2="17.751cm" svg:y2="25.25cm">
          <text:p/>
        </draw:line>
        <draw:custom-shape draw:style-name="gr22" draw:text-style-name="P9" draw:layer="layout" svg:width="4.5cm" svg:height="2.75cm" svg:x="8.251cm" svg:y="21.5cm">
          <text:p text:style-name="P8">Chat</text:p>
          <text:p text:style-name="P8">serv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7cm" svg:height="1.5cm" svg:x="6.751cm" svg:y="2.75cm">
          <text:p text:style-name="P1">Authentic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4cm" svg:height="1.97cm" draw:transform="skewX (0.00994837673636768) rotate (0.0101229096615671) translate (1cm 2.553cm)">
          <text:p text:style-name="P1">Successfu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1" draw:layer="layout" svg:width="4.75cm" svg:height="3cm" svg:x="15.25cm" svg:y="2.25cm">
          <text:p text:style-name="P1">Login fail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4cm" svg:y1="4.5cm" svg:x2="7.5cm" svg:y2="8cm">
          <text:p/>
        </draw:line>
        <draw:line draw:style-name="gr27" draw:text-style-name="P4" draw:layer="layout" svg:x1="17.5cm" svg:y1="2.25cm" svg:x2="12cm" svg:y2="1.5cm">
          <text:p/>
        </draw:line>
        <draw:line draw:style-name="gr28" draw:text-style-name="P4" draw:layer="layout" svg:x1="13.5cm" svg:y1="3.5cm" svg:x2="15.25cm" svg:y2="3.5cm">
          <text:p/>
        </draw:line>
        <draw:line draw:style-name="gr28" draw:text-style-name="P4" draw:layer="layout" svg:x1="5cm" svg:y1="3.5cm" svg:x2="6.75cm" svg:y2="3.5cm">
          <text:p/>
        </draw:line>
        <draw:custom-shape draw:style-name="gr29" draw:text-style-name="P3" draw:layer="layout" svg:width="5cm" svg:height="1.25cm" svg:x="1cm" svg:y="19.25cm">
          <text:p text:style-name="P1">Communication server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5cm" svg:height="1.25cm" svg:x="1cm" svg:y="19.25cm">
          <text:p text:style-name="P1">Communication server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5cm" svg:height="1.25cm" svg:x="15cm" svg:y="19.291cm">
          <text:p text:style-name="P1">Whiteboard?Notepad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25cm" svg:height="3.25cm" svg:x="16.251cm" svg:y="25.451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9" draw:layer="layout" svg:width="4.25cm" svg:height="2.25cm" svg:x="1.001cm" svg:y="22.001cm">
          <text:p text:style-name="P8">video/au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5cm" svg:height="2cm" svg:x="15.001cm" svg:y="22.001cm">
          <text:p text:style-name="P8">Store/ <text:line-break/>retrie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3cm" svg:y1="9.25cm" svg:x2="20cm" svg:y2="19.25cm">
          <text:p/>
        </draw:line>
        <draw:custom-shape draw:style-name="gr34" draw:text-style-name="P11" draw:layer="layout" svg:width="4cm" svg:height="1.737cm" draw:transform="skewX (0.00994837673636768) rotate (0.0101229096615671) translate (1cm 10.763cm)">
          <text:p text:style-name="P1">Join mee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1" draw:layer="layout" svg:width="4cm" svg:height="1.97cm" draw:transform="skewX (0.00994837673636768) rotate (0.0101229096615671) translate (16cm 10.78cm)">
          <text:p text:style-name="P1">Host mee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" draw:layer="layout" svg:width="3.75cm" svg:height="1.5cm" svg:x="16.25cm" svg:y="7.75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75cm" svg:height="1.5cm" svg:x="1cm" svg:y="7.75cm">
          <text:p text:style-name="P1">USER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3cm" svg:y1="9.25cm" svg:x2="3cm" svg:y2="10.75cm">
          <text:p/>
        </draw:line>
        <draw:line draw:style-name="gr28" draw:text-style-name="P4" draw:layer="layout" svg:x1="18.25cm" svg:y1="9.25cm" svg:x2="18.25cm" svg:y2="10.75cm">
          <text:p/>
        </draw:line>
        <draw:line draw:style-name="gr36" draw:text-style-name="P4" draw:layer="layout" svg:x1="7.75cm" svg:y1="8.5cm" svg:x2="4.75cm" svg:y2="8.5cm">
          <text:p/>
        </draw:line>
        <draw:line draw:style-name="gr37" draw:text-style-name="P4" draw:layer="layout" svg:x1="13.25cm" svg:y1="8.75cm" svg:x2="16.25cm" svg:y2="8.75cm">
          <text:p/>
        </draw:line>
        <draw:custom-shape draw:style-name="gr38" draw:text-style-name="P12" draw:layer="layout" svg:width="11cm" svg:height="1.2cm" svg:x="1cm" svg:y="27.5cm">
          <text:p text:style-name="P1">Leave Meeting</text:p>
          <draw:enhanced-geometry svg:viewBox="0 0 21600 21600" draw:type="rectangle" draw:enhanced-path="M 0 0 L 21600 0 21600 21600 0 21600 0 0 Z N"/>
        </draw:custom-shape>
        <draw:frame draw:style-name="gr39" draw:text-style-name="P5" draw:layer="layout" svg:width="1.84cm" svg:height="0.962cm" svg:x="17.25cm" svg:y="14.25cm">
          <draw:text-box>
            <text:p>tools</text:p>
          </draw:text-box>
        </draw:frame>
        <draw:custom-shape draw:style-name="gr40" draw:text-style-name="P13" draw:layer="layout" svg:width="8.75cm" svg:height="1.5cm" svg:x="5.25cm" svg:y="-1.5cm">
          <text:p text:style-name="P1">Level 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6T12:19:10.022000000</meta:creation-date>
    <dc:date>2025-03-26T12:35:00.675000000</dc:date>
    <meta:editing-duration>PT5M6S</meta:editing-duration>
    <meta:editing-cycles>3</meta:editing-cycles>
    <meta:generator>LibreOffice/24.2.5.2$Windows_X86_64 LibreOffice_project/bffef4ea93e59bebbeaf7f431bb02b1a39ee8a59</meta:generator>
    <meta:document-statistic meta:object-count="47"/>
  </office:meta>
</office:document-meta>
</file>